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a361" officeooo:paragraph-rsid="001ea361"/>
    </style:style>
    <style:style style:name="P2" style:family="paragraph" style:parent-style-name="Standard">
      <style:text-properties officeooo:rsid="00203afe" officeooo:paragraph-rsid="00203afe"/>
    </style:style>
    <style:style style:name="P3" style:family="paragraph" style:parent-style-name="Standard">
      <style:text-properties officeooo:rsid="00219ca1" officeooo:paragraph-rsid="00219ca1"/>
    </style:style>
    <style:style style:name="P4" style:family="paragraph" style:parent-style-name="Standard">
      <style:text-properties officeooo:rsid="00245f9b" officeooo:paragraph-rsid="0024ed19"/>
    </style:style>
    <style:style style:name="P5" style:family="paragraph" style:parent-style-name="Standard">
      <style:text-properties officeooo:rsid="00203afe" officeooo:paragraph-rsid="00203afe"/>
    </style:style>
    <style:style style:name="T1" style:family="text">
      <style:text-properties officeooo:rsid="00219ca1"/>
    </style:style>
    <style:style style:name="T2" style:family="text">
      <style:text-properties officeooo:rsid="00225fa5"/>
    </style:style>
    <style:style style:name="T3" style:family="text">
      <style:text-properties officeooo:rsid="00203afe"/>
    </style:style>
    <style:style style:name="T4" style:family="text">
      <style:text-properties officeooo:rsid="0024ed19"/>
    </style:style>
    <style:style style:name="T5" style:family="text">
      <style:text-properties officeooo:rsid="0025d4d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lusion</text:p>
      <text:p text:style-name="P1"/>
      <text:p text:style-name="P2">We have successfully implemented Convolutional Neural Network model for the task of route attractivity score estimation. We have enhanced the initial dataset of scored edges and nodes with downloaded Google Street View images and generated neighborhood vectors aggregated from Open Street Maps. <text:span text:style-name="T1">We have experimented with various CNN model designs as well as with methods of generating and augmenting imagery dataset. To overcome the limitations of our dataset size, we followed the method of feature transfer, reusing feature extractor section of complex CNN models while adapting them to our own task with custom classifier sections.</text:span></text:p>
      <text:p text:style-name="P2"/>
      <text:p text:style-name="P4">We proposed three CNN model designs according to the type of data they use - Image model using <text:span text:style-name="T4">imagery </text:span>information<text:span text:style-name="T3">, </text:span>OSM model using neighborhood <text:span text:style-name="T4">vector representation </text:span>and Mixed model using both. <text:span text:style-name="T5">We have made the model descriptions customizable and experimented with changing parameters influencing their shape, width and depth. </text:span>We have tested <text:span text:style-name="T1">various setting combinations extensively</text:span> while comparing their <text:span text:style-name="T1">results with k-fold cross-validation. We report the best model achieving mean squared error measurement of 0.076 +/- 0.012.</text:span></text:p>
      <text:p text:style-name="P3"/>
      <text:p text:style-name="P3"/>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9T13:46:41.581004849</meta:creation-date>
    <dc:date>2017-07-01T12:39:37.353992476</dc:date>
    <meta:editing-duration>PT17M53S</meta:editing-duration>
    <meta:editing-cycles>10</meta:editing-cycles>
    <meta:generator>LibreOffice/5.1.6.2$Linux_X86_64 LibreOffice_project/10m0$Build-2</meta:generator>
    <meta:document-statistic meta:table-count="0" meta:image-count="0" meta:object-count="0" meta:page-count="1" meta:paragraph-count="3" meta:word-count="173" meta:character-count="1173" meta:non-whitespace-character-count="1003"/>
  </office:meta>
</office:document-meta>
</file>